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ba01" officeooo:paragraph-rsid="0011ba01" style:font-weight-asian="bold" style:font-weight-complex="bold"/>
    </style:style>
    <style:style style:name="P2" style:family="paragraph" style:parent-style-name="Standard">
      <style:paragraph-properties fo:text-align="start" style:justify-single-word="false"/>
      <style:text-properties fo:font-size="14pt" fo:font-weight="bold" officeooo:rsid="0012ce21" officeooo:paragraph-rsid="0012ce21" style:font-weight-asian="bold" style:font-weight-complex="bold"/>
    </style:style>
    <style:style style:name="P3" style:family="paragraph" style:parent-style-name="Standard">
      <style:paragraph-properties fo:text-align="center" style:justify-single-word="false"/>
      <style:text-properties fo:font-size="16pt" fo:font-weight="bold" officeooo:rsid="0011ba01" officeooo:paragraph-rsid="0011ba01" style:font-weight-asian="bold" style:font-weight-complex="bold"/>
    </style:style>
    <style:style style:name="P4" style:family="paragraph" style:parent-style-name="Standard">
      <style:paragraph-properties fo:text-align="start" style:justify-single-word="false"/>
      <style:text-properties fo:font-size="12pt" fo:font-weight="normal" officeooo:rsid="0012ce21" officeooo:paragraph-rsid="0012ce21" style:font-weight-asian="normal" style:font-weight-complex="normal"/>
    </style:style>
    <style:style style:name="P5" style:family="paragraph" style:parent-style-name="Standard" style:list-style-name="L1">
      <style:paragraph-properties fo:text-align="start" style:justify-single-word="false"/>
      <style:text-properties fo:font-size="12pt" fo:font-weight="normal" officeooo:rsid="0012ce21" officeooo:paragraph-rsid="0012ce21" style:font-weight-asian="normal" style:font-weight-complex="normal"/>
    </style:style>
    <style:style style:name="P6" style:family="paragraph" style:parent-style-name="Standard" style:list-style-name="L1">
      <style:paragraph-properties fo:text-align="start" style:justify-single-word="false"/>
      <style:text-properties fo:font-size="12pt" fo:font-weight="normal" officeooo:rsid="0013e910" officeooo:paragraph-rsid="0013e910" style:font-weight-asian="normal" style:font-weight-complex="normal"/>
    </style:style>
    <style:style style:name="P7" style:family="paragraph" style:parent-style-name="Standard" style:list-style-name="L2">
      <style:paragraph-properties fo:text-align="start" style:justify-single-word="false"/>
      <style:text-properties fo:font-size="12pt" fo:font-weight="normal" officeooo:rsid="0013e910" officeooo:paragraph-rsid="0013e910" style:font-weight-asian="normal" style:font-weight-complex="normal"/>
    </style:style>
    <style:style style:name="P8" style:family="paragraph" style:parent-style-name="Standard" style:list-style-name="L3">
      <style:paragraph-properties fo:text-align="start" style:justify-single-word="false"/>
      <style:text-properties fo:font-size="12pt" fo:font-weight="normal" officeooo:rsid="0015ab39" officeooo:paragraph-rsid="0015ab39" style:font-weight-asian="normal" style:font-weight-complex="normal"/>
    </style:style>
    <style:style style:name="P9" style:family="paragraph" style:parent-style-name="Standard" style:list-style-name="L3">
      <style:paragraph-properties fo:text-align="start" style:justify-single-word="false"/>
      <style:text-properties fo:font-size="12pt" fo:font-weight="normal" officeooo:rsid="0016d374" officeooo:paragraph-rsid="0016d374" style:font-weight-asian="normal" style:font-weight-complex="normal"/>
    </style:style>
    <style:style style:name="P10" style:family="paragraph" style:parent-style-name="Standard">
      <style:paragraph-properties fo:text-align="start" style:justify-single-word="false"/>
      <style:text-properties fo:font-size="12pt" fo:font-weight="normal" officeooo:rsid="0016d374" officeooo:paragraph-rsid="0016d374" style:font-weight-asian="normal" style:font-weight-complex="normal"/>
    </style:style>
    <style:style style:name="P11" style:family="paragraph" style:parent-style-name="Standard" style:list-style-name="L5">
      <style:paragraph-properties fo:text-align="start" style:justify-single-word="false"/>
      <style:text-properties fo:font-size="12pt" fo:font-weight="normal" officeooo:rsid="001f8c84" officeooo:paragraph-rsid="001f8c84" style:font-weight-asian="normal" style:font-weight-complex="normal"/>
    </style:style>
    <style:style style:name="P12" style:family="paragraph" style:parent-style-name="Standard" style:list-style-name="L4">
      <style:paragraph-properties fo:text-align="start" style:justify-single-word="false"/>
      <style:text-properties fo:font-size="12pt" fo:font-style="normal" fo:font-weight="normal" officeooo:rsid="001bde27" officeooo:paragraph-rsid="001bde27"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bde27" officeooo:paragraph-rsid="001bde27"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ize="14pt" fo:font-style="normal" fo:font-weight="bold" officeooo:rsid="001a54f6" officeooo:paragraph-rsid="001a54f6"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ize="14pt" fo:font-style="normal" fo:font-weight="bold" officeooo:rsid="0021099b" officeooo:paragraph-rsid="0021099b"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ize="14pt" fo:font-weight="bold" officeooo:rsid="0011ba01" officeooo:paragraph-rsid="0011ba01" style:font-weight-asian="bold" style:font-weight-complex="bold"/>
    </style:style>
    <style:style style:name="P17" style:family="paragraph" style:parent-style-name="Standard">
      <style:paragraph-properties fo:text-align="start" style:justify-single-word="false"/>
      <style:text-properties fo:font-size="14pt" fo:font-weight="bold" officeooo:rsid="001d99f1" officeooo:paragraph-rsid="001d99f1" style:font-weight-asian="bold" style:font-weight-complex="bold"/>
    </style:style>
    <style:style style:name="P18" style:family="paragraph" style:parent-style-name="Standard" style:list-style-name="L6"/>
    <style:style style:name="P19" style:family="paragraph" style:parent-style-name="Standard" style:list-style-name="L6">
      <style:text-properties fo:font-style="normal" officeooo:rsid="002177c7" officeooo:paragraph-rsid="002177c7" style:font-style-asian="normal" style:font-style-complex="normal"/>
    </style:style>
    <style:style style:name="T1" style:family="text">
      <style:text-properties officeooo:rsid="0016d374"/>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6d374"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16d37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bde27"/>
    </style:style>
    <style:style style:name="T9" style:family="text">
      <style:text-properties officeooo:rsid="002177c7"/>
    </style:style>
    <style:style style:name="T10" style:family="text">
      <style:text-properties fo:font-size="12pt" fo:font-style="normal" fo:font-weight="normal" officeooo:rsid="00216c34" style:font-style-asian="normal" style:font-weight-asian="normal" style:font-style-complex="normal" style:font-weight-complex="normal"/>
    </style:style>
    <style:style style:name="T11" style:family="text">
      <style:text-properties fo:font-size="12pt" fo:font-style="italic" fo:font-weight="normal" officeooo:rsid="002177c7"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bject Oriented Programming Concepts<text:span text:style-name="T8"> - Ruby</text:span></text:p>
      <text:p text:style-name="P1"/>
      <text:p text:style-name="P17">Ruby File Naming</text:p>
      <text:list xml:id="list1268599353" text:style-name="L5">
        <text:list-item>
          <text:p text:style-name="P11">Ruby file names should be in snake_case and reflect the class name.</text:p>
        </text:list-item>
      </text:list>
      <text:p text:style-name="P1"/>
      <text:p text:style-name="P1">Object Oriented Programming</text:p>
      <text:list xml:id="list3260901632" text:style-name="L1">
        <text:list-item>
          <text:p text:style-name="P5">Object Oriented Programming (OOP) is a programming paradigm that was created to deal with the growing complexity of large software systems.</text:p>
          <text:list>
            <text:list-item>
              <text:p text:style-name="P5">OOP effectively creates containers for data which can be changed and manipulated without affecting the entire program. This creates sections for programs.</text:p>
            </text:list-item>
          </text:list>
        </text:list-item>
        <text:list-item>
          <text:p text:style-name="P6">Objects are represented as real-world nouns and can be given methods for behaviors that the object will perform.</text:p>
        </text:list-item>
      </text:list>
      <text:p text:style-name="P4"/>
      <text:p text:style-name="P2">Encapsulation</text:p>
      <text:list xml:id="list1798711104" text:style-name="L2">
        <text:list-item>
          <text:p text:style-name="P7">Encapsulation is hiding pieces of functionality and making it unavailable to the code base. It is a form of data protection because it stops data manipulation without obvious intention. </text:p>
        </text:list-item>
        <text:list-item>
          <text:p text:style-name="P7">Encapsulation effectively creates boundaries through objects and exposing interfaces (methods) to interact with those objects.</text:p>
          <text:p text:style-name="P7"/>
        </text:list-item>
      </text:list>
      <text:p text:style-name="P2">Polymorphism</text:p>
      <text:list xml:id="list3761122772" text:style-name="L3">
        <text:list-item>
          <text:p text:style-name="P8">The ability for different types of data to respond to a common interface.<text:span text:style-name="T1"> For example, if there is <text:s/>a method that expects method '</text:span><text:span text:style-name="T4">b</text:span><text:span text:style-name="T6">', then any object with method '</text:span><text:span text:style-name="T4">b</text:span><text:span text:style-name="T6">' can respond to the same method invocation.</text:span></text:p>
        </text:list-item>
        <text:list-item>
          <text:p text:style-name="P9"><text:span text:style-name="T5">A </text:span><text:span text:style-name="T7">superclass</text:span><text:span text:style-name="T3"> </text:span><text:span text:style-name="T5">is a class inherits the behaviors of another class. Using this behavior, Ruby allows programmers to create basic classes with large reusability and smaller </text:span><text:span text:style-name="T7">subclasses</text:span><text:span text:style-name="T5"> for more fine-grained behavior.</text:span></text:p>
        </text:list-item>
        <text:list-item>
          <text:p text:style-name="P9"><text:span text:style-name="T5">A </text:span><text:span text:style-name="T7">module</text:span><text:span text:style-name="T5"> is a structure similar to classes in that they contain shared behaviors such as holding methods and constants. However, it is not possible to create an object with a module. A module must be mixed in with a class using </text:span><text:span text:style-name="T3">include</text:span><text:span text:style-name="T5"> method invocation. This is called a </text:span><text:span text:style-name="T7">mixin</text:span><text:span text:style-name="T2">.</text:span></text:p>
        </text:list-item>
      </text:list>
      <text:p text:style-name="P10"><text:span text:style-name="T2"/></text:p>
      <text:p text:style-name="P14">Objects</text:p>
      <text:list xml:id="list722388208" text:style-name="L4">
        <text:list-item>
          <text:p text:style-name="P12">In Ruby, everthing that has an value is an object. However, some things are not objects: methods, blocks, and variables.</text:p>
        </text:list-item>
        <text:list-item>
          <text:p text:style-name="P12">Objects are created from classes and the class acts as molds (outlines) from which the object is formed. The object can be made from different materials (data), but resembles the class.</text:p>
        </text:list-item>
      </text:list>
      <text:p text:style-name="P13"/>
      <text:p text:style-name="P15">Method Lookup</text:p>
      <text:list xml:id="list750888028" text:style-name="L6">
        <text:list-item>
          <text:p text:style-name="P18"><text:span text:style-name="T10">The </text:span><text:span text:style-name="T11">#ancestors </text:span><text:span text:style-name="T9">method shows the method lookup chain when used on any class.</text:span></text:p>
          <text:list>
            <text:list-item>
              <text:p text:style-name="P19">This will show the path taken by Ruby for finding a method within the class. i.e through any modules or inherited classe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21" meta:word-count="352" meta:character-count="2128" meta:non-whitespace-character-count="1808"/>
  </office:meta>
</office:document-meta>
</file>